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Open Sans" fo:font-size="10.5pt" fo:letter-spacing="normal" fo:font-style="normal" fo:font-weight="normal" officeooo:rsid="001c8661" officeooo:paragraph-rsid="001c8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jercicio1 unidad1</text:p>
      <text:p text:style-name="P1">Hipervisor o Docker</text:p>
      <text:p text:style-name="P1">Buenos días, </text:p>
      <text:p text:style-name="P1">En mi opinión utilizaría un hipervisor si quisiera probar un sistema operativo,una aplicación en un sistema operativo en concreto, tener una aplicación o dispositivo totalmente aislado, o simplemente, si tuviese la necesidad de virtualizar algún dispositivo móvil.</text:p>
      <text:p text:style-name="P1">Utilizaría Docker o el sistema de contenedores si tuviese un equipo con recursos limitados ya que los contenedores son más livianos y ocupan menos espacio. También utilizaría Docker si se tratase de realizar trabajos en equipo, ya que los contenedores son fáciles de compartir y no habría problemas de implantación de dependencias e incompatibilidades entre los distintos miembros del equipo de trabajo.</text:p>
      <text:p text:style-name="P1">Un salu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22:19:59.987000000</dc:date>
    <meta:editing-duration>PT54S</meta:editing-duration>
    <meta:editing-cycles>1</meta:editing-cycles>
    <meta:document-statistic meta:table-count="0" meta:image-count="0" meta:object-count="0" meta:page-count="1" meta:paragraph-count="6" meta:word-count="108" meta:character-count="727" meta:non-whitespace-character-count="624"/>
    <meta:generator>LibreOffice/7.4.0.3$Windows_X86_64 LibreOffice_project/f85e47c08ddd19c015c0114a68350214f7066f5a</meta:generator>
  </office:meta>
</office:document-meta>
</file>